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-Roman" svg:font-family="Times-Roman" style:font-family-generic="roman"/>
    <style:font-face style:name="Helvetica" svg:font-family="Helvetica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style:font-name-asian="Times-Roman" style:font-size-asian="12pt" style:font-name-complex="Times-Roman" style:font-size-complex="12pt"/>
    </style:style>
    <style:style style:name="P2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 fo:font-size="12pt" style:font-size-asian="12pt" style:font-size-complex="12pt"/>
    </style:style>
    <style:style style:name="T1" style:family="text">
      <style:text-properties style:use-window-font-color="true" style:font-name-asian="Times-Roman" style:font-name-complex="Times-Roman"/>
    </style:style>
    <style:style style:name="T2" style:family="text">
      <style:text-properties style:use-window-font-color="true" style:font-name-asian="Helvetica" style:font-name-complex="Helvetica"/>
    </style:style>
    <style:style style:name="T3" style:family="text">
      <style:text-properties style:font-name-asian="Helvetica" style:font-name-complex="Helveti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étodos formais, ferramentas da engenharia de software que empregam formalismos matemáticos na construção de programas, são compostos por uma ou mais linguagens de especiﬁcação e algumas ferramentas auxiliares.</text:span></text:p>
      <text:p text:style-name="P2"><text:span text:style-name="T1">A linguagem de especiﬁcação algébrica \textit{Common Algebraic Speciﬁcation Language (\CASL)} foi concebida para ser a linguagem padrão na área de especiﬁcação algébrica.</text:span></text:p>
      <text:p text:style-name="P2"><text:span text:style-name="T1">Com suas características tendo sido extraídas de outras linguagens, \CASL foi projetada para possuir extensões e sublinguagens e permitir o suporte a novos paradigmas de programação.</text:span></text:p>
      <text:p text:style-name="P2"><text:span text:style-name="T1">A linguagem \HasCASL, extensão responsável por suportar logica de segunda ordem, possui um subconjunto de sua sintaxe que se assemelha à linguagem de programação \Haskell e que pode, inclusive, ser executado.</text:span></text:p>
      <text:p text:style-name="P2"><text:span text:style-name="T1">O uso prático de uma linguagem de especiﬁcação depende da disponibilidade de um a biblioteca padrão de especiﬁcações pré-deﬁnidas.</text:span></text:p>
      <text:p text:style-name="P2"><text:span text:style-name="T1">Casl possui tal biblioteca e suas especificações podem ser importadas por especificações desenvolvidas em \HasCASL.</text:span></text:p>
      <text:p text:style-name="P2"><text:span text:style-name="T1">No entanto, a biblioteca da linguagem \CASL não disponibiliza propriedades e tipos de dados de segunda ordem.</text:span></text:p>
      <text:p text:style-name="P2"><text:span text:style-name="T1">Nesta dissertação, descreve-se a especiﬁcação de uma biblioteca para a linguagem \HasCASL tendo como referência a biblioteca \ da linguagem \Haskell.</text:span></text:p>
      <text:p text:style-name="P2"><text:span text:style-name="T1">A biblioteca criada provê funções e tipos de dados de segunda ordem, especificando tipos de dados e funções existentes em \Haskell, tais como, os tipos booleano, listas, caracteres e cadeias de caracteres.</text:span></text:p>
      <text:p text:style-name="P2"><text:span text:style-name="T1">Sua especificação utilizou tipos com avaliação estrita, devido à complexidade de iniciar-se as especiﬁcações com o uso de tipos com avaliação preguiçosa.</text:span></text:p>
      <text:p text:style-name="P2"><text:span text:style-name="T1">Uma segunda versão da biblioteca foi reﬁnada para suportar tipos com avaliação preguiçosa.</text:span></text:p>
      <text:p text:style-name="P2"><text:span text:style-name="T1">A veriﬁcação de ambas as bibliotecas foi realizada com o uso da ferramenta \Hets, que traduziu as especiﬁcações para a linguagem \HOL, gerando necessidades de provas que foram, pro sua vez, veriﬁcadas com o auxílio do provador de teoremas \Isabelle.</text:span></text:p>
      <text:p text:style-name="P2"><text:span text:style-name="T1">Para ilustrar o uso do <text:s/>subconjunto especiﬁcado foram incluídos algumas especiﬁcações de exemplo envolvendo listas e tipos booleanos.</text:span></text:p>
      <text:p text:style-name="P2"><text:span text:style-name="T1">Foram encontrados alguns obstáculos referentes ao uso de especificações da biblioteca da linguagem CASL que fazem uso de subtipos, tais como as especificações numéricas.</text:span></text:p>
      <text:p text:style-name="P2"><text:span text:style-name="T1">Como a solução para este problema fugia ao escopo do trabalho, a biblioteca não contempla o suporte a tipos de dados numéricos.</text:span></text:p>
      <text:p text:style-name="P2"><text:span text:style-name="T1">Embora tenha-se refinado a biblioteca para suportar tipos com avaliação preguiçosa, não se utilizou os tipos de dados contínuos de \HasCASL, fato que impossibilitou a especiﬁcação de estruturas inﬁnitas e o reﬁnamento de especiﬁcações para o subconjunto executável desta linguagem.</text:span></text:p>
      <text:p text:style-name="P2"><text:span text:style-name="T1">Alguns teoremas permaneceram sem provas devido a dificuldades em utilizar o provador de teoremas \Isabelle.</text:span></text:p>
      <text:p text:style-name="P2"><text:span text:style-name="T1">Algumas sugestões de extensão à biblioteca são propostas, tratando, basicamente, do suporte a estruturas infinitas e ao suporte para tipos numéric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-Roman" svg:font-family="Times-Roman" style:font-family-generic="roman"/>
    <style:font-face style:name="Helvetica" svg:font-family="Helvetica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31T20:18:27</meta:creation-date>
    <dc:date>2010-02-01T23:41:41</dc:date>
    <meta:editing-duration>PT05H41M43S</meta:editing-duration>
    <meta:editing-cycles>10</meta:editing-cycles>
    <meta:generator>BrOffice.org/3.0$Unix OpenOffice.org_project/300m15$Build-9379</meta:generator>
    <meta:document-statistic meta:table-count="0" meta:image-count="0" meta:object-count="0" meta:page-count="1" meta:paragraph-count="18" meta:word-count="426" meta:character-count="2936"/>
    <meta:user-defined meta:name="Informações 1"/>
    <meta:user-defined meta:name="Informações 2"/>
    <meta:user-defined meta:name="Informações 3"/>
    <meta:user-defined meta:name="Informações 4"/>
  </office:meta>
</office:document-meta>
</file>